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562in"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2" style:parent-style-name="Normal" style:family="paragraph">
      <style:paragraph-properties fo:margin-top="0.1562in" fo:margin-bottom="0.1562in"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3" style:parent-style-name="Normal" style:family="paragraph">
      <style:paragraph-properties fo:margin-top="0.1562in" fo:margin-bottom="0.1562in"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4" style:parent-style-name="Normal" style:family="paragraph">
      <style:paragraph-properties fo:margin-top="0.1562in" fo:margin-bottom="0.1562in"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5" style:parent-style-name="Normal" style:family="paragraph">
      <style:paragraph-properties fo:margin-top="0.1562in" fo:margin-bottom="0.1562in"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6" style:parent-style-name="Normal" style:family="paragraph">
      <style:paragraph-properties fo:margin-top="0.1562in" fo:margin-bottom="0.1562in"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7" style:parent-style-name="Normal" style:list-style-name="LFO1" style:family="paragraph">
      <style:paragraph-properties fo:background-color="#FFFFFF"/>
    </style:style>
    <style:style style:name="T8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P9" style:parent-style-name="Normal" style:list-style-name="LFO1" style:family="paragraph">
      <style:paragraph-properties fo:background-color="#FFFFFF"/>
    </style:style>
    <style:style style:name="T10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P11" style:parent-style-name="Normal" style:list-style-name="LFO1" style:family="paragraph">
      <style:paragraph-properties fo:background-color="#FFFFFF"/>
    </style:style>
    <style:style style:name="T12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P13" style:parent-style-name="Normal" style:list-style-name="LFO1" style:family="paragraph">
      <style:paragraph-properties fo:background-color="#FFFFFF"/>
    </style:style>
    <style:style style:name="T14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P15" style:parent-style-name="Normal" style:list-style-name="LFO1" style:family="paragraph">
      <style:paragraph-properties fo:background-color="#FFFFFF"/>
    </style:style>
    <style:style style:name="T16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P17" style:parent-style-name="Normal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18" style:parent-style-name="Normal" style:family="paragraph">
      <style:paragraph-properties fo:background-color="#FFFFFF"/>
    </style:style>
    <style:style style:name="T19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21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22" style:parent-style-name="Normal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23" style:parent-style-name="Normal" style:family="paragraph">
      <style:paragraph-properties fo:background-color="#FFFFFF"/>
    </style:style>
    <style:style style:name="T24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25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26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27" style:parent-style-name="Normal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28" style:parent-style-name="Normal" style:family="paragraph">
      <style:paragraph-properties fo:background-color="#FFFFFF"/>
    </style:style>
    <style:style style:name="T29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31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33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34" style:parent-style-name="Normal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35" style:parent-style-name="Normal" style:list-style-name="LFO2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36" style:parent-style-name="Normal" style:list-style-name="LFO2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37" style:parent-style-name="Normal" style:list-style-name="LFO2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38" style:parent-style-name="Normal" style:list-style-name="LFO2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39" style:parent-style-name="Normal" style:list-style-name="LFO2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40" style:parent-style-name="Normal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41" style:parent-style-name="Normal" style:family="paragraph">
      <style:paragraph-properties fo:background-color="#FFFFFF"/>
    </style:style>
    <style:style style:name="T42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43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44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45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46" style:parent-style-name="Normal" style:family="paragraph">
      <style:paragraph-properties fo:background-color="#FFFFFF"/>
    </style:style>
    <style:style style:name="T47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48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49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50" style:parent-style-name="Normal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51" style:parent-style-name="Normal" style:family="paragraph">
      <style:paragraph-properties fo:background-color="#FFFFFF"/>
    </style:style>
    <style:style style:name="T52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53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54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55" style:parent-style-name="Normal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56" style:parent-style-name="Normal" style:family="paragraph">
      <style:paragraph-properties fo:background-color="#FFFFFF"/>
    </style:style>
    <style:style style:name="T57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58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59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60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61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62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63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64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65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66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67" style:parent-style-name="Normal" style:family="paragraph">
      <style:paragraph-properties fo:margin-top="0.1562in" fo:margin-bottom="0.1562in" fo:background-color="#FFFFFF"/>
    </style:style>
    <style:style style:name="T68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69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000000" style:letter-kerning="false" fo:font-size="10.5pt" style:font-size-asian="10.5pt" style:font-size-complex="10.5pt" style:language-asian="en" style:country-asian="GB"/>
    </style:style>
    <style:style style:name="T70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71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000000" style:letter-kerning="false" fo:font-size="10.5pt" style:font-size-asian="10.5pt" style:font-size-complex="10.5pt" style:language-asian="en" style:country-asian="GB"/>
    </style:style>
    <style:style style:name="T72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73" style:parent-style-name="Normal" style:family="paragraph">
      <style:paragraph-properties fo:background-color="#FFFFFF"/>
    </style:style>
    <style:style style:name="T74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75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76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77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000000" style:letter-kerning="false" fo:font-size="10.5pt" style:font-size-asian="10.5pt" style:font-size-complex="10.5pt" style:language-asian="en" style:country-asian="GB"/>
    </style:style>
    <style:style style:name="T78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79" style:parent-style-name="Normal" style:family="paragraph">
      <style:paragraph-properties fo:background-color="#FFFFFF"/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80" style:parent-style-name="Normal" style:list-style-name="LFO3" style:family="paragraph">
      <style:paragraph-properties fo:background-color="#FFFFFF"/>
    </style:style>
    <style:style style:name="T81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82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83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84" style:parent-style-name="Normal" style:list-style-name="LFO3" style:family="paragraph">
      <style:paragraph-properties fo:background-color="#FFFFFF"/>
    </style:style>
    <style:style style:name="T85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86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87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P88" style:parent-style-name="Normal" style:list-style-name="LFO3" style:family="paragraph">
      <style:paragraph-properties fo:background-color="#FFFFFF"/>
    </style:style>
    <style:style style:name="T89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90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91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92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93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  <style:style style:name="T94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background-color="#F8F8F8" style:language-asian="en" style:country-asian="GB"/>
    </style:style>
    <style:style style:name="T95" style:parent-style-name="DefaultParagraphFont" style:family="text">
      <style:text-properties style:font-name="Helvetica" style:font-name-asian="Times New Roman" style:font-name-complex="Times New Roman" fo:color="#000000" style:letter-kerning="false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GTD is a framework created by David ALLEN for organizing everything.</text:p>
      <text:p text:style-name="P2">You need to have 100% trust in this system (your system).</text:p>
      <text:p text:style-name="P3">One of the basic assumptions of GTD is that your subconsciousness is quite dumb.</text:p>
      <text:p text:style-name="P4">A great part of the "magic" of GTD is the "next physical and visible action".</text:p>
      <text:p text:style-name="P5">GTD gives you a foolproof system for keeping track of what you need to do, should do, or shoud consider to do.</text:p>
      <text:p text:style-name="P6">You need the following lists :</text:p>
      <text:list text:style-name="LFO1" text:continue-numbering="true">
        <text:list-item>
          <text:p text:style-name="P7"><text:span text:style-name="T8">In</text:span></text:p>
        </text:list-item>
        <text:list-item>
          <text:p text:style-name="P9"><text:span text:style-name="T10">Next_actions</text:span></text:p>
        </text:list-item>
        <text:list-item>
          <text:p text:style-name="P11"><text:span text:style-name="T12">Waiting_for</text:span></text:p>
        </text:list-item>
        <text:list-item>
          <text:p text:style-name="P13"><text:span text:style-name="T14">Projects</text:span></text:p>
        </text:list-item>
        <text:list-item>
          <text:p text:style-name="P15"><text:span text:style-name="T16">Someday_maybe</text:span></text:p>
        </text:list-item>
      </text:list>
      <text:p text:style-name="P17"/>
      <text:p text:style-name="P18"><text:span text:style-name="T19">The barrier for adding something to the </text:span><text:span text:style-name="T20">in</text:span><text:span text:style-name="T21"> list should be as low as possible.</text:span></text:p>
      <text:p text:style-name="P22"/>
      <text:p text:style-name="P23"><text:span text:style-name="T24">To start with GTD, take an hour to write down everything you need to do. These items are called </text:span><text:span text:style-name="T25">open loops</text:span><text:span text:style-name="T26">.</text:span></text:p>
      <text:p text:style-name="P27"/>
      <text:p text:style-name="P28"><text:span text:style-name="T29">Then, process the </text:span><text:span text:style-name="T30">in</text:span><text:span text:style-name="T31"> list and ask </text:span><text:span text:style-name="T32">is it actionable</text:span><text:span text:style-name="T33"> for each item ?</text:span></text:p>
      <text:p text:style-name="P34"/>
      <text:list text:style-name="LFO2" text:continue-numbering="true">
        <text:list-item>
          <text:p text:style-name="P35">no ? =&gt; trash, reference, someday/maybe, incubate</text:p>
        </text:list-item>
        <text:list-item>
          <text:p text:style-name="P36">yes? =&gt; what is the next action ?</text:p>
        </text:list-item>
        <text:list-item>
          <text:p text:style-name="P37">more than one action ? it is a "project", note the overall goal in the "projects" list</text:p>
        </text:list-item>
        <text:list-item>
          <text:p text:style-name="P38">less than 2 minutes to do it ? =&gt; do it now</text:p>
        </text:list-item>
        <text:list-item>
          <text:p text:style-name="P39">delegate if you can</text:p>
        </text:list-item>
      </text:list>
      <text:p text:style-name="P40"/>
      <text:p text:style-name="P41"><text:span text:style-name="T42">next actions</text:span><text:span text:style-name="T43"> are </text:span><text:span text:style-name="T44">next concrete and physical as-soon-as-possible actions</text:span><text:span text:style-name="T45">.</text:span></text:p>
      <text:p text:style-name="P46"><text:span text:style-name="T47">Items in the </text:span><text:span text:style-name="T48">waiting for</text:span><text:span text:style-name="T49"> list should always be marked with the current date.</text:span></text:p>
      <text:p text:style-name="P50"/>
      <text:p text:style-name="P51"><text:span text:style-name="T52">The </text:span><text:span text:style-name="T53">projects</text:span><text:span text:style-name="T54"> list is simply a list of project titles (and descriptions and intended outcomes if necessary).</text:span></text:p>
      <text:p text:style-name="P55"/>
      <text:p text:style-name="P56"><text:span text:style-name="T57">contexts</text:span><text:span text:style-name="T58"> are </text:span><text:span text:style-name="T59">tags</text:span><text:span text:style-name="T60"> (</text:span><text:span text:style-name="T61">@home</text:span><text:span text:style-name="T62">, </text:span><text:span text:style-name="T63">@computer</text:span><text:span text:style-name="T64">, </text:span><text:span text:style-name="T65">@store</text:span><text:span text:style-name="T66">).</text:span></text:p>
      <text:p text:style-name="P67"><text:span text:style-name="T68">The </text:span><text:span text:style-name="T69">calendar</text:span><text:span text:style-name="T70"> is for things you have to do on a certain date or at a certain time - and </text:span><text:span text:style-name="T71">nothing else</text:span><text:span text:style-name="T72">.</text:span></text:p>
      <text:p text:style-name="P73"><text:span text:style-name="T74">The </text:span><text:span text:style-name="T75">weekly review</text:span><text:span text:style-name="T76"> is a </text:span><text:span text:style-name="T77">critical</text:span><text:span text:style-name="T78"> factor to success of GTD.</text:span></text:p>
      <text:p text:style-name="P79"/>
      <text:list text:style-name="LFO3" text:continue-numbering="true">
        <text:list-item>
          <text:p text:style-name="P80"><text:span text:style-name="T81">Make sure each </text:span><text:span text:style-name="T82">project</text:span><text:span text:style-name="T83"> has at least one next action.</text:span></text:p>
        </text:list-item>
        <text:list-item>
          <text:p text:style-name="P84"><text:span text:style-name="T85">Make sure that each action on your </text:span><text:span text:style-name="T86">next_actions</text:span><text:span text:style-name="T87"> list is actually something you want or need to do if you have the time.</text:span></text:p>
        </text:list-item>
        <text:list-item>
          <text:p text:style-name="P88"><text:span text:style-name="T89">Look through your </text:span><text:span text:style-name="T90">someday/maybe</text:span><text:span text:style-name="T91"> list and check if some projects/actions should be moved to the list of current </text:span><text:span text:style-name="T92">projects</text:span><text:span text:style-name="T93">/</text:span><text:span text:style-name="T94">next actions</text:span><text:span text:style-name="T95"> list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letter-kerning="false" style:language-asian="en" style:country-asian="GB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égoire MOLVEAU</meta:initial-creator>
    <dc:creator>Grégoire MOLVEAU</dc:creator>
    <meta:creation-date>2024-03-10T16:27:00Z</meta:creation-date>
    <dc:date>2024-03-10T16:28:00Z</dc:date>
    <meta:template xlink:href="Normal.dotm" xlink:type="simple"/>
    <meta:editing-cycles>1</meta:editing-cycles>
    <meta:editing-duration>PT60S</meta:editing-duration>
    <meta:document-statistic meta:page-count="1" meta:paragraph-count="3" meta:word-count="261" meta:character-count="1748" meta:row-count="12" meta:non-whitespace-character-count="1490"/>
  </office:meta>
</office:document-meta>
</file>